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stroke="dash" draw:stroke-dash="Fine_20_Dashed" svg:stroke-color="#ff0000" draw:fill="none" draw:fill-color="#ffffff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draw:stroke="dash" draw:stroke-dash="Fine_20_Dashed" svg:stroke-color="#ff0000" draw:fill="none" draw:fill-color="#ffffff" draw:textarea-horizontal-align="justify" draw:textarea-vertical-align="middle" draw:auto-grow-height="false" fo:min-height="1.75cm" fo:min-width="1.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color="#ce181e"/>
    </style:style>
    <style:style style:name="P5" style:family="paragraph">
      <loext:graphic-properties draw:fill="none" draw:fill-color="#ffffff"/>
      <style:text-properties fo:color="#ce181e"/>
    </style:style>
    <style:style style:name="T1" style:family="text">
      <style:text-properties fo:color="#ce181e" style:font-name="Liberation Sans1" style:font-name-asian="Liberation Sans1" style:font-name-complex="Liberation Sans1"/>
    </style:style>
    <style:style style:name="T2" style:family="text">
      <style:text-properties fo:color="#ce181e" style:text-position="sub 58%" style:font-name="Liberation Sans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7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5cm" svg:y="8cm">
          <text:p text:style-name="P2">[i,j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2cm" svg:x="7cm" svg:y="8cm">
          <text:p text:style-name="P2">[i,j+1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7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3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5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7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9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9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2cm" svg:x="9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5.1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7.1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2cm" svg:x="5.1cm" svg:y="7.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cm" svg:height="2cm" svg:x="7.1cm" svg:y="7.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5.1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7.1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5.1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7.1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9.1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9.1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9.1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cm" svg:height="2cm" svg:x="9.1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5cm" svg:height="1.171cm" svg:x="7.1cm" svg:y="4.929cm">
          <draw:text-box>
            <text:p text:style-name="P4"><text:span text:style-name="T1">Φ</text:span><text:span text:style-name="T2">i,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0T17:32:57.464000000</meta:creation-date>
    <dc:date>2019-01-20T17:38:01.162000000</dc:date>
    <meta:editing-duration>PT5M12S</meta:editing-duration>
    <meta:editing-cycles>2</meta:editing-cycles>
    <meta:generator>LibreOffice/6.1.0.3$Windows_X86_64 LibreOffice_project/efb621ed25068d70781dc026f7e9c5187a4decd1</meta:generator>
    <meta:document-statistic meta:object-count="29"/>
  </office:meta>
</office:document-meta>
</file>